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3C608A6F00544B0BB3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2ccd" officeooo:paragraph-rsid="000a48d6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2ccd" officeooo:paragraph-rsid="000a48d6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7c262" officeooo:paragraph-rsid="000a48d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eb81d" officeooo:paragraph-rsid="000a48d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50cf2" officeooo:paragraph-rsid="000a48d6" style:font-size-asian="12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6fffc" officeooo:paragraph-rsid="000a48d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7c262" officeooo:paragraph-rsid="000a48d6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6fffc" officeooo:paragraph-rsid="000a48d6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50cf2" officeooo:paragraph-rsid="000a48d6" style:font-size-asian="12pt" style:font-weight-asian="bold" style:font-size-complex="12pt" style:font-weight-complex="bold"/>
    </style:style>
    <style:style style:name="P1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f2ccd" officeooo:paragraph-rsid="000a48d6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66fffc" officeooo:paragraph-rsid="000a48d6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rsid="00712979" officeooo:paragraph-rsid="000a48d6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rsid="0066fffc" officeooo:paragraph-rsid="000a48d6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6fffc" officeooo:paragraph-rsid="000a48d6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9c0ed" officeooo:paragraph-rsid="000a48d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0a48d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eb81d" style:font-weight-asian="bold" style:font-weight-complex="bold"/>
    </style:style>
    <style:style style:name="T3" style:family="text">
      <style:text-properties fo:font-weight="bold" officeooo:rsid="0069c0ed" style:font-weight-asian="bold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7459fe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75cba5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350cf2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66fffc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0a48d6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0b49a9" style:font-size-asian="12pt" style:font-weight-asian="bold" style:font-size-complex="12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69c0ed"/>
    </style:style>
    <style:style style:name="T16" style:family="text">
      <style:text-properties officeooo:rsid="006b55f9"/>
    </style:style>
    <style:style style:name="T17" style:family="text">
      <style:text-properties officeooo:rsid="00725e5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4">4</text:span><text:span text:style-name="T5">0</text:span><text:span text:style-name="T13">3</text:span><text:span text:style-name="T6"> –</text:span><text:span text:style-name="T11"> </text:span><text:span text:style-name="T12">Target Wingspans</text:span></text:p>
      <text:p text:style-name="P3"/>
      <text:p text:style-name="P2"><draw:frame draw:style-name="fr1" draw:name="Image1" text:anchor-type="char" svg:width="6.4in" svg:height="9.6598in" draw:z-index="0"><draw:image xlink:href="Pictures/1000000100000280000003C608A6F00544B0BB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7T18:19:06.389000000</meta:creation-date>
    <dc:date>2024-01-07T18:21:00.162000000</dc:date>
    <meta:editing-duration>PT1M53S</meta:editing-duration>
    <meta:editing-cycles>2</meta:editing-cycles>
    <meta:generator>LibreOffice/7.4.0.3$Windows_X86_64 LibreOffice_project/f85e47c08ddd19c015c0114a68350214f7066f5a</meta:generator>
    <meta:document-statistic meta:table-count="0" meta:image-count="1" meta:object-count="0" meta:page-count="1" meta:paragraph-count="1" meta:word-count="3" meta:character-count="22" meta:non-whitespace-character-count="19"/>
  </office:meta>
</office:document-meta>
</file>